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Répartition des libournais par tranche d’âge en 200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Nombre d'hommes</text:p>
          </table:table-cell>
          <table:table-cell office:value-type="string" calcext:value-type="string">
            <text:p>Répartition en %</text:p>
          </table:table-cell>
        </table:table-row>
        <table:table-row table:style-name="ro1">
          <table:table-cell office:value-type="string" calcext:value-type="string">
            <text:p>[0; 14]</text:p>
          </table:table-cell>
          <table:table-cell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string" calcext:value-type="string">
            <text:p>[15;29]</text:p>
          </table:table-cell>
          <table:table-cell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string" calcext:value-type="string">
            <text:p>[30;44]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string" calcext:value-type="string">
            <text:p>[45;59]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[60;74]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[75;89]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[90 et plus]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3" office:value-type="string" calcext:value-type="string">
            <text:p>Ensemble</text:p>
          </table:table-cell>
          <table:table-cell table:style-name="ce5" office:value-type="float" office:value="10963" calcext:value-type="float">
            <text:p>10963</text:p>
          </table:table-cell>
          <table:table-cell table:style-name="ce6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partition des libournaises par tranche d’âge en 200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Nombre de femmes</text:p>
          </table:table-cell>
          <table:table-cell office:value-type="string" calcext:value-type="string">
            <text:p>Répartition en %</text:p>
          </table:table-cell>
        </table:table-row>
        <table:table-row table:style-name="ro1">
          <table:table-cell office:value-type="string" calcext:value-type="string">
            <text:p>[0; 14]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string" calcext:value-type="string">
            <text:p>[15;29]</text:p>
          </table:table-cell>
          <table:table-cell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string" calcext:value-type="string">
            <text:p>[30;44]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string" calcext:value-type="string">
            <text:p>[45;59]</text:p>
          </table:table-cell>
          <table:table-cell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string" calcext:value-type="string">
            <text:p>[60;74]</text:p>
          </table:table-cell>
          <table:table-cell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string" calcext:value-type="string">
            <text:p>[75;89]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string" calcext:value-type="string">
            <text:p>[90 et plus]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table:style-name="ce3" office:value-type="string" calcext:value-type="string">
            <text:p>Ensemble</text:p>
          </table:table-cell>
          <table:table-cell table:style-name="ce5" office:value-type="float" office:value="12866" calcext:value-type="float">
            <text:p>12866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1:07.399000000</meta:creation-date>
    <dc:date>2018-04-20T19:32:48.797000000</dc:date>
    <meta:editing-duration>PT1M41S</meta:editing-duration>
    <meta:editing-cycles>1</meta:editing-cycles>
    <meta:document-statistic meta:table-count="1" meta:cell-count="38" meta:object-count="0"/>
    <meta:generator>LibreOffice/5.2.6.2$Windows_X86_64 LibreOffice_project/a3100ed2409ebf1c212f5048fbe377c281438fdc</meta:generator>
  </office:meta>
</office:document-meta>
</file>